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008518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JST VAN GEBRUIKERS</text:p>
      <text:p text:style-name="P3"/>
      <text:p text:style-name="P2"><text:script script:language="JOOScript">[#list users.user as u]</text:script></text:p>
      <text:p text:style-name="P4"><text:span text:style-name="T1"><text:text-input text:description="JOOScript">${u.name}</text:text-input></text:span><text:span text:style-name="T1"><text:tab/><text:tab/></text:span><text:span text:style-name="T1"><text:text-input text:description="JOOScript">${u.userName}</text:text-input></text:span><text:span text:style-name="T1"><text:tab/></text:span><text:span text:style-name="T1"><text:text-input text:description="JOOScript">${u.dateExpiration}</text:text-input></text:span><text:span text:style-name="T1"><text:tab/><text:tab/></text:span><text:span text:style-name="T1"><text:text-input text:description="JOOScript">${u.email}</text:text-input></text:span><text:script script:language="JOOScript">[/#list]</text:scrip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nnen Kurt</meta:initial-creator>
    <meta:creation-date>2011-11-07T08:17:46.33</meta:creation-date>
    <dc:date>2023-04-02T19:49:21.377000000</dc:date>
    <meta:editing-duration>PT1H25M25S</meta:editing-duration>
    <meta:editing-cycles>8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15" meta:character-count="84" meta:non-whitespace-character-count="77"/>
  </office:meta>
</office:document-meta>
</file>